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9457in"/>
    </style:style>
    <style:style style:name="co3" style:family="table-column">
      <style:table-column-properties fo:break-before="auto" style:column-width="4.1984in"/>
    </style:style>
    <style:style style:name="co4" style:family="table-column">
      <style:table-column-properties fo:break-before="auto" style:column-width="0.3799in"/>
    </style:style>
    <style:style style:name="co5" style:family="table-column">
      <style:table-column-properties fo:break-before="auto" style:column-width="5.1543in"/>
    </style:style>
    <style:style style:name="co6" style:family="table-column">
      <style:table-column-properties fo:break-before="auto" style:column-width="5.1807in"/>
    </style:style>
    <style:style style:name="co7" style:family="table-column">
      <style:table-column-properties fo:break-before="auto" style:column-width="0.8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Column1</text:p>
          </table:table-cell>
          <table:table-cell table:style-name="Default" office:value-type="string" calcext:value-type="string">
            <text:p>word</text:p>
          </table:table-cell>
          <table:table-cell table:style-name="Default" office:value-type="string" calcext:value-type="string">
            <text:p>gloss1</text:p>
          </table:table-cell>
          <table:table-cell table:style-name="Default" office:value-type="string" calcext:value-type="string">
            <text:p>more_similar</text:p>
          </table:table-cell>
          <table:table-cell table:style-name="Default" office:value-type="string" calcext:value-type="string">
            <text:p>gloss2a</text:p>
          </table:table-cell>
          <table:table-cell table:style-name="Default" office:value-type="string" calcext:value-type="string">
            <text:p>gloss2b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control or manag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rganize a service or system and make it available to people</text:p>
          </table:table-cell>
          <table:table-cell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have to deal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in charge of, act on, or dispose of ; to mana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organize and control the work of a company, organization, or group of peopl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share ( something ) with others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To perceive or comprehen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realize that someone or something is making a sound</text:p>
          </table:table-cell>
          <table:table-cell office:value-type="string" calcext:value-type="string">
            <text:p>used for talking about the things that people say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serve as an illustration of ; to illustrat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raw the pictures in a book, or to put pictures in a book</text:p>
          </table:table-cell>
          <table:table-cell office:value-type="string" calcext:value-type="string">
            <text:p>to show something by using pictures, diagrams, lists of numbers etc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point out ; to men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you think that something is likely to exist or to be true</text:p>
          </table:table-cell>
          <table:table-cell office:value-type="string" calcext:value-type="string">
            <text:p>to say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bestow ; to off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increase the size of a building or area, especially by adding extra parts onto it</text:p>
          </table:table-cell>
          <table:table-cell office:value-type="string" calcext:value-type="string">
            <text:p>to offer something such as a welcome, thanks, or sympathy to someon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tolerate ( something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or become differ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contain ( something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include something, or to have it as a part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succeed in achieving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a member of an organization, club etc</text:p>
          </table:table-cell>
          <table:table-cell office:value-type="string" calcext:value-type="string">
            <text:p>if you join a road, train, boat etc, you start to travel on it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; to get to ( a place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rrive somewhere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( something ) into practic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tart to use a new system, process, or law for the first time</text:p>
          </table:table-cell>
          <table:table-cell office:value-type="string" calcext:value-type="string">
            <text:p>to tell someone another person’s name when they meet for the first time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s one's ow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use or to have something at the same time as someone else</text:p>
          </table:table-cell>
          <table:table-cell office:value-type="string" calcext:value-type="string">
            <text:p>to have the same opinion or feeling as someone els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ask for ( permission or something desired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peak or write to someone in order to get information from them</text:p>
          </table:table-cell>
          <table:table-cell office:value-type="string" calcext:value-type="string">
            <text:p>to speak or write to someone because you want them to give you something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be unsuccessful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unsuccessful in achieving a satisfactory level or standard</text:p>
          </table:table-cell>
          <table:table-cell office:value-type="string" calcext:value-type="string">
            <text:p>to be unsuccessful when you try to do something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become availabl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To make the sound of bending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become curved or folded and not straight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; to get into touch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if something such as a programme or message reaches people, they see it or hear it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change over a period of time ; to adap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radually develop particular physical features</text:p>
          </table:table-cell>
          <table:table-cell office:value-type="string" calcext:value-type="string">
            <text:p>to develop something gradually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o join by means of a common fund or infrastructur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people, things, or events are linked, they are related to each other in some way</text:p>
          </table:table-cell>
          <table:table-cell office:value-type="string" calcext:value-type="string">
            <text:p>to connect two or more place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To disturb, especially by minor irritation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nnoy someone by interrupting them when they are busy or want to be left alone</text:p>
          </table:table-cell>
          <table:table-cell office:value-type="string" calcext:value-type="string">
            <text:p>to cause someone physical pain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succeed in some task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contain ; to have as its cont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include something, or to have it as a part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To try to find ; search ( for )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kill animals for food or for their skin or other parts, or for sport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in opera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( something ) into practic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ring something into existence or use for the first time</text:p>
          </table:table-cell>
          <table:table-cell office:value-type="string" calcext:value-type="string">
            <text:p>to tell someone another person’s name when they meet for the first time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s one's ow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have the same opinion or feeling as someone else</text:p>
          </table:table-cell>
          <table:table-cell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execute ; to carry out ; to execut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have as a par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clude something, or to have it as a part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o get into ; to become a member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o or come into a place</text:p>
          </table:table-cell>
          <table:table-cell office:value-type="string" calcext:value-type="string">
            <text:p>to start to take part in a particular activity or to work in a particular job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alter ( someone's mind or feelings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face ( something unpleasant ) head 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ccept that a bad situation exists and try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To accept ( a writ, etc. ) as genuin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let someone know that you have received something they sent you</text:p>
          </table:table-cell>
          <table:table-cell office:value-type="string" calcext:value-type="string">
            <text:p>to show that you have seen someone or that you recognize them, for example by smiling or speaking to them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knowled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apply ; to put into practice ; to appl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put a layer of something such as paint onto a surface</text:p>
          </table:table-cell>
          <table:table-cell office:value-type="string" calcext:value-type="string">
            <text:p>to use a particular method, process, law etc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in business ; to have an offic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To have a game ; to exert oneself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if children play or play something, they do things that they enjoy, for example using toys and taking part in games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or become differ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faced with ( something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cept that a bad situation exists and try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To be bothered ( by something )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if you do not bother to do something, you do not do it, either because there seems to be no good reason or because it involves too much effort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refrain from using, especially in wartim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collect a set of things and keep them for a particular purpose</text:p>
          </table:table-cell>
          <table:table-cell office:value-type="string" calcext:value-type="string">
            <text:p>to keep something for someone by making sure that other people do not take it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reques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you want something to happen, or that you want someone else to do something</text:p>
          </table:table-cell>
          <table:table-cell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apply ( a rule, procedure, etc.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use a particular method, process, law etc</text:p>
          </table:table-cell>
          <table:table-cell office:value-type="string" calcext:value-type="string">
            <text:p>to put a layer of something such as paint onto a surfac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change ( something ) from one state, form, or condition to anoth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tolerate ( something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tolerate ( something unpleasant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( a place ) by effort of any kin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rrive somewhere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ask ( about )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point out ; to men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make you think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be unable ; to not succee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unsuccessful in achieving a satisfactory level or standard</text:p>
          </table:table-cell>
          <table:table-cell office:value-type="string" calcext:value-type="string">
            <text:p>to be unsuccessful when you try to do something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pose</text:p>
          </table:table-cell>
          <table:table-cell office:value-type="string" calcext:value-type="string">
            <text:p>to restrain by author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troduce something such as a new law or new system, and force people to accept it</text:p>
          </table:table-cell>
          <table:table-cell office:value-type="string" calcext:value-type="string">
            <text:p>to cause extra work for someone by asking them to do something that may not be convenient for them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( something ) availabl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be in charge of ( a group, organization etc.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  <table:table-cell office:value-type="string" calcext:value-type="string">
            <text:p>to be in control of an organization, group of people, or activity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uggest ( something ) as being suitable or desirabl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remind you of something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in charge of ( a business, project, etc.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al successfully with a problem or difficult situation</text:p>
          </table:table-cell>
          <table:table-cell office:value-type="string" calcext:value-type="string">
            <text:p>to be able to live with only a limited amount of money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o respond to ( a question, accusation, etc. )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ive a spoken reply to a question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be of use to ; to be useful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a situation better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be responsible for or supply ( food or drink 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eating or drinking something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( a place ) by effort of any kin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get as high as a particular level or amount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manage or manage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al successfully with a problem or difficult situation</text:p>
          </table:table-cell>
          <table:table-cell office:value-type="string" calcext:value-type="string">
            <text:p>to be able to live with only a limited amount of money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dmit to being true or to be the cas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do something successfu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be of use or benefit ; to be useful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To be in need of ; to require ( something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ed for emphasizing that something should be done</text:p>
          </table:table-cell>
          <table:table-cell office:value-type="string" calcext:value-type="string">
            <text:p>if you need something, you must have it because it is necessary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grant entry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llow someone to become a member of an organization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say in an urgent or questioning manner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ask questions of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a member of an organization, club etc</text:p>
          </table:table-cell>
          <table:table-cell office:value-type="string" calcext:value-type="string">
            <text:p>if you join a road, train, boat etc, you start to travel on it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cause ; to give rise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  <table:table-cell office:value-type="string" calcext:value-type="string">
            <text:p>to cause someone to do something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in comm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encounter ( something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request earnest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peak or write to someone because you want them to give you something</text:p>
          </table:table-cell>
          <table:table-cell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say to ( an advertisement )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keep under control ; to restrain ; to keep within limit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ke a machine, system, vehicle etc move or operate in the way that you want it to</text:p>
          </table:table-cell>
          <table:table-cell office:value-type="string" calcext:value-type="string">
            <text:p>to have the power to make decisions and decide what will happen to something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try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manage or manage ; to have in one's control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make a machine, system, vehicle etc move or operate in the way that you want it to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begin to operate or be operating ; to begin to func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in opera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something such as a rule, idea, or fact operates, it exists and has an effect in a particular situation</text:p>
          </table:table-cell>
          <table:table-cell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called by ( a given name )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espond</text:p>
          </table:table-cell>
          <table:table-cell office:value-type="string" calcext:value-type="string">
            <text:p>To respond in kind or mann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reply, especially in writing</text:p>
          </table:table-cell>
          <table:table-cell office:value-type="string" calcext:value-type="string">
            <text:p>to react to something by taking a particular course of action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s one's ow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emind</text:p>
          </table:table-cell>
          <table:table-cell office:value-type="string" calcext:value-type="string">
            <text:p>To remind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again about an event from the past or about a fact that they used to know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use to change one's mi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replace something with a new or different thing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remove an obstruction from ( a horse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( something ) into practic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ell someone another person’s name when they meet for the first time</text:p>
          </table:table-cell>
          <table:table-cell office:value-type="string" calcext:value-type="string">
            <text:p>to bring something into existence or use for the first time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make an effort to deal with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  <table:table-cell office:value-type="string" calcext:value-type="string">
            <text:p>to speak directly to someone who is with you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( animals ) into an environment for the first tim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ring something such as a plant or animal into a country or environment for the first time</text:p>
          </table:table-cell>
          <table:table-cell office:value-type="string" calcext:value-type="string">
            <text:p>to tell someone another person’s name when they meet for the first time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supply ( someone ) with information, ideas, etc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ive food to a person or an animal</text:p>
          </table:table-cell>
          <table:table-cell office:value-type="string" calcext:value-type="string">
            <text:p>to provide a supply of something for a person or a machine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dmit ( something ) to be true ; to concede or concu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exercise control ov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have the power to make decisions and decide what will happen to something</text:p>
          </table:table-cell>
          <table:table-cell office:value-type="string" calcext:value-type="string">
            <text:p>to make a machine, system, vehicle etc move or operate in the way that you want it to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 portion of ; to have something in comm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have the same opinion or feeling as someone else</text:p>
          </table:table-cell>
          <table:table-cell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provide an illustration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how what something is like, or to show that something is true</text:p>
          </table:table-cell>
          <table:table-cell office:value-type="string" calcext:value-type="string">
            <text:p>to draw the pictures in a book, or to put pictures in a book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o answer ( a question, accusation etc. )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ive a spoken reply to a question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control or manag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rganize and control the work of a company, organization, or group of people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To listen to ( a request, etc.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listen to someone who is speaking about a particular thing</text:p>
          </table:table-cell>
          <table:table-cell office:value-type="string" calcext:value-type="string">
            <text:p>if a court case is heard, it is dealt with by a court or judge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converse to ; to make a speech to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publicly to a group of people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dmit to be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encounter ( a problem, situation, etc.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cept that a bad situation exists and try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refer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ention someone or something when you are speaking or writing</text:p>
          </table:table-cell>
          <table:table-cell office:value-type="string" calcext:value-type="string">
            <text:p>to look at a book, map etc for information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To make available for sal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let someone know that you will give them something if they want it</text:p>
          </table:table-cell>
          <table:table-cell office:value-type="string" calcext:value-type="string">
            <text:p>to provide something such as a product or service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To present ( an opportunity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ive someone something that you think they need or deserve</text:p>
          </table:table-cell>
          <table:table-cell office:value-type="string" calcext:value-type="string">
            <text:p>to let someone know that you will give them something if they want it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behave as expected when trying to do something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available ; to make availabl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be able to deal with someth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able to live with only a limited amount of money</text:p>
          </table:table-cell>
          <table:table-cell office:value-type="string" calcext:value-type="string">
            <text:p>to deal successfully with a problem or difficult situation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point out ; to show ; to manifes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you think that something is likely to exist or to be true</text:p>
          </table:table-cell>
          <table:table-cell office:value-type="string" calcext:value-type="string">
            <text:p>to say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lead ( someone ) in the desired directi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walk, drive, fly, sail etc in front of a group of people, vehicles, planes, ships etc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cause ( something ) to happe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cause someone to do something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something ope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gain, usually undeservedly ; to gain as a result of one's effort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getting something that you want because of hard work or ability</text:p>
          </table:table-cell>
          <table:table-cell office:value-type="string" calcext:value-type="string">
            <text:p>to get something as a prize for defeating other people or because you are lucky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tolerate ( something unpleasant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carry or take someone or something somewhere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prevent ( somebody ) from having to do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ke it possible for someone to avoid doing something</text:p>
          </table:table-cell>
          <table:table-cell office:value-type="string" calcext:value-type="string">
            <text:p>to make it possible for someone or something to avoid danger, harm, injury etc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contain, to hold withi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a container, envelope, room etc that contains something has something inside it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begin to operat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To strive, to labour in difficulty, to figh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use your strength to fight against someone or something</text:p>
          </table:table-cell>
          <table:table-cell office:value-type="string" calcext:value-type="string">
            <text:p>to try hard to do something that you find very difficult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chieve something after discussing it or thinking about it for a long time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contain, as a document or a statemen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clude something, or to have it as a part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change gradually from one form or medium to anoth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hen a type of plant or animal evolves, its physical form changes over a long period of time</text:p>
          </table:table-cell>
          <table:table-cell office:value-type="string" calcext:value-type="string">
            <text:p>to gradually change and develop over a period of time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by effort of any kin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rrive somewhere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prevent ( somebody ) from doing something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it possible for someone or something to avoid danger, harm, injury etc</text:p>
          </table:table-cell>
          <table:table-cell office:value-type="string" calcext:value-type="string">
            <text:p>to make it possible for someone to avoid doing something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To move in a manner reminiscent of a game of billiard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something such as light plays somewhere, it moves quickly over a surface, appearing in different places for a very short time</text:p>
          </table:table-cell>
          <table:table-cell office:value-type="string" calcext:value-type="string">
            <text:p>if children play or play something, they do things that they enjoy, for example using toys and taking part in games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come into the company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come together with other people or things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To feed off ( a feeling or impulse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ke a feeling stronger</text:p>
          </table:table-cell>
          <table:table-cell office:value-type="string" calcext:value-type="string">
            <text:p>to give food to a person or an animal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involved in an activity</text:p>
          </table:table-cell>
          <table:table-cell office:value-type="string" calcext:value-type="string">
            <text:p>if you join a road, train, boat etc, you start to travel on it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disagree ( with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become a member of an organization, club etc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manage ( to do something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succeed in doing something ; to mana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win ( a competition or battle )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et something as a prize for defeating other people or because you are lucky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provide evidence for ; to sugges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make you think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have an operation ; to be operative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extend in scope, extent, or range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continue for a particular distance or in a particular direction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refer to ; to have as a referenc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scribe something, or to be about something</text:p>
          </table:table-cell>
          <table:table-cell office:value-type="string" calcext:value-type="string">
            <text:p>to mention someone or something when you are speaking or writing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do something that is not the case ; to fail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not do something that people expect you to do</text:p>
          </table:table-cell>
          <table:table-cell office:value-type="string" calcext:value-type="string">
            <text:p>to be unsuccessful in achieving a satisfactory level or standard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supply with an illustra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raw the pictures in a book, or to put pictures in a book</text:p>
          </table:table-cell>
          <table:table-cell office:value-type="string" calcext:value-type="string">
            <text:p>to show something by using pictures, diagrams, lists of numbers etc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cause ( someone ) to be acquainted with ( something )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another person’s name when they meet for the first time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extend in time, to las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continue for a particular distance or in a particular direction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apply 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use a particular method, process, law etc</text:p>
          </table:table-cell>
          <table:table-cell office:value-type="string" calcext:value-type="string">
            <text:p>to put a layer of something such as paint onto a surface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address ( someone or something ) formally or formal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  <table:table-cell office:value-type="string" calcext:value-type="string">
            <text:p>to speak directly to someone who is with you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make someone aware of ( something ) for the first tim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provide someone with a new experience, activity, or opportunity to learn something</text:p>
          </table:table-cell>
          <table:table-cell office:value-type="string" calcext:value-type="string">
            <text:p>to tell someone another person’s name when they meet for the first time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extend to ; to stretch out as far as ; to touch by virtue of ext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et as high as a particular level or amount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( a decision ) by effort of any kin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hieve something after discussing it or thinking about it for a long time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To make something plain to ( someone ) ; to make plain ; to manifes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something in a way that helps them understand it better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try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alter ( one's mind or attitude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replace something with a new or different thing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become differ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ake off the clothes or a piece of clothing you are wearing and put on different ones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knowledge to be true ; to admit to being tru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table:number-columns-repeated="101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impose</text:p>
          </table:table-cell>
          <table:table-cell office:value-type="string" calcext:value-type="string">
            <text:p>to place a burden or duty on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cause extra work for someone by asking them to do something that may not be convenient for them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xert oneself hard or vigorously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To start, to take the first step into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tart doing something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try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have reference 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scribe something, or to be about something</text:p>
          </table:table-cell>
          <table:table-cell office:value-type="string" calcext:value-type="string">
            <text:p>to mention someone or something when you are speaking or writing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( something ) available for us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prevent ( a penalty kick ) from scor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goalkeeper saves a ball in a sport such as football, they prevent the ball from going into the net</text:p>
          </table:table-cell>
          <table:table-cell office:value-type="string" calcext:value-type="string">
            <text:p>to make it possible for someone or something to avoid danger, harm, injury etc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grant admittance to ; to permit to ent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take someone into hospital for medical treatment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manage or manage, be in charge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rganize and control an available supply of something such as time or money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hold in restrain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make people behave in the way that you want them to behave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To make something plain to the mind ; to clear ( something )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something in a way that helps them understand it better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 ( a body, organization, etc.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a member of an organization, club etc</text:p>
          </table:table-cell>
          <table:table-cell office:value-type="string" calcext:value-type="string">
            <text:p>if you join a road, train, boat etc, you start to travel on it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s a share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ive a part of something to someone else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comprehend, to comprehen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a situation better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a particular destina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rrive somewhere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table:number-columns-repeated="101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change ( something ) from one configuration or state to anoth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replace something with a new or different thing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uggest ( something ) ; to imp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ell someone about something that may be useful or suitable for a particular purpose</text:p>
          </table:table-cell>
          <table:table-cell office:value-type="string" calcext:value-type="string">
            <text:p>to offer an idea or a plan for someone to consider</text:p>
          </table:table-cell>
          <table:table-cell table:number-columns-repeated="101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To avoid ( something unpleasant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et away from a place where you are in danger</text:p>
          </table:table-cell>
          <table:table-cell office:value-type="string" calcext:value-type="string">
            <text:p>to avoid thinking about or dealing with an unpleasant situation that you are in</text:p>
          </table:table-cell>
          <table:table-cell table:number-columns-repeated="101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give something back to ( someone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collect a set of things and keep them for a particular purpose</text:p>
          </table:table-cell>
          <table:table-cell office:value-type="string" calcext:value-type="string">
            <text:p>to keep something for someone by making sure that other people do not take it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come together ; to unit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come together with other people or things</text:p>
          </table:table-cell>
          <table:table-cell table:number-columns-repeated="101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deal with ( a situation or problem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refer to, to have reference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ention someone or something when you are speaking or writing</text:p>
          </table:table-cell>
          <table:table-cell office:value-type="string" calcext:value-type="string">
            <text:p>to look at a book, map etc for information</text:p>
          </table:table-cell>
          <table:table-cell table:number-columns-repeated="101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uggest ; to impl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you think that something is likely to exist or to be true</text:p>
          </table:table-cell>
          <table:table-cell office:value-type="string" calcext:value-type="string">
            <text:p>to say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share ( something ) with other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use or to have something at the same time as someone else</text:p>
          </table:table-cell>
          <table:table-cell office:value-type="string" calcext:value-type="string">
            <text:p>to tell someone something</text:p>
          </table:table-cell>
          <table:table-cell table:number-columns-repeated="101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tate, affirm, or claim as true ; to imply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ay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win ; to gain favor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ucceed in getting something that you want because of hard work or ability</text:p>
          </table:table-cell>
          <table:table-cell office:value-type="string" calcext:value-type="string">
            <text:p>to get something as a prize for defeating other people or because you are lucky</text:p>
          </table:table-cell>
          <table:table-cell table:number-columns-repeated="101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extend in scope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increase the size of a building or area, especially by adding extra parts onto it</text:p>
          </table:table-cell>
          <table:table-cell table:number-columns-repeated="101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refer to, to use as a nam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ention someone or something when you are speaking or writing</text:p>
          </table:table-cell>
          <table:table-cell office:value-type="string" calcext:value-type="string">
            <text:p>to look at a book, map etc for information</text:p>
          </table:table-cell>
          <table:table-cell table:number-columns-repeated="101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deal with ( a problem or difficulty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  <table:table-cell office:value-type="string" calcext:value-type="string">
            <text:p>to speak directly to someone who is with you</text:p>
          </table:table-cell>
          <table:table-cell table:number-columns-repeated="101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be useful or helpful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change ( something ) from one form, style, etc. to anoth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ake off the clothes or a piece of clothing you are wearing and put on different ones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undergo chan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hen a type of plant or animal evolves, its physical form changes over a long period of time</text:p>
          </table:table-cell>
          <table:table-cell office:value-type="string" calcext:value-type="string">
            <text:p>to gradually change and develop over a period of time</text:p>
          </table:table-cell>
          <table:table-cell table:number-columns-repeated="101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To predict or believe that something will happ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hink that something will happen</text:p>
          </table:table-cell>
          <table:table-cell office:value-type="string" calcext:value-type="string">
            <text:p>to be waiting for someone or something to arrive</text:p>
          </table:table-cell>
          <table:table-cell table:number-columns-repeated="101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free ( someone or something ) from something harmful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make it possible for someone or something to avoid danger, harm, injury etc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be of use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0:36:52.687984660</meta:creation-date>
    <dc:date>2024-06-25T10:37:22.276842690</dc:date>
    <meta:editing-duration>PT30S</meta:editing-duration>
    <meta:editing-cycles>1</meta:editing-cycles>
    <meta:document-statistic meta:table-count="1" meta:cell-count="1110" meta:object-count="0"/>
    <meta:generator>LibreOffice/7.3.7.2$Linux_X86_64 LibreOffice_project/30$Build-2</meta:generator>
  </office:meta>
</office:document-meta>
</file>